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2D3000001297E9AE77F.svm" manifest:media-type=""/>
  <manifest:file-entry manifest:full-path="Pictures/20000001000003C400000317A272839C.svm" manifest:media-type=""/>
  <manifest:file-entry manifest:full-path="Pictures/20000001000003C40000031789F2ECDC.svm" manifest:media-type=""/>
  <manifest:file-entry manifest:full-path="Pictures/20000001000002E400000129F39CF19B.svm" manifest:media-type=""/>
  <manifest:file-entry manifest:full-path="Pictures/20000001000002CB000003172E3624AD.svm" manifest:media-type=""/>
  <manifest:file-entry manifest:full-path="Pictures/200000010000016800000129BC5E52E4.svm" manifest:media-type=""/>
  <manifest:file-entry manifest:full-path="Pictures/200000010000013E00000142AD549F85.svm" manifest:media-type=""/>
  <manifest:file-entry manifest:full-path="Pictures/200000010000013500000142F0B7FDEC.svm" manifest:media-type=""/>
  <manifest:file-entry manifest:full-path="Pictures/20000002000002C2000001262F4DE9F1.eps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\beta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\beta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TexMathsArgs="12§display§I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\frac{I_E}{\beta_1 \beta_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\alpha_2 I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\frac{I_E}{\beta_2+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 \frac{\alpha_1 I_E}{\beta_2+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\frac{\alpha _1 I_E}{\beta_2+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TexMathsArgs="12§display§\approx I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T1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7.928cm" svg:height="3.301cm" svg:x="2.197cm" svg:y="0.768cm">
          <draw:image xlink:href="Pictures/20000002000002C2000001262F4DE9F1.eps" xlink:type="simple" xlink:show="embed" xlink:actuate="onLoad">
            <text:p/>
          </draw:image>
        </draw:frame>
        <draw:frame draw:style-name="gr2" draw:text-style-name="P1" draw:layer="layout" svg:width="0.37cm" svg:height="0.385cm" svg:x="8.911cm" svg:y="2.048cm">
          <draw:image xlink:href="Pictures/200000010000013500000142F0B7FDEC.svm" xlink:type="simple" xlink:show="embed" xlink:actuate="onLoad">
            <text:p/>
          </draw:image>
        </draw:frame>
        <draw:frame draw:style-name="gr3" draw:text-style-name="P1" draw:layer="layout" svg:width="0.38cm" svg:height="0.385cm" svg:x="10.195cm" svg:y="2.732cm">
          <draw:image xlink:href="Pictures/200000010000013E00000142AD549F85.svm" xlink:type="simple" xlink:show="embed" xlink:actuate="onLoad">
            <text:p/>
          </draw:image>
        </draw:frame>
        <draw:line draw:style-name="gr4" draw:text-style-name="P1" draw:layer="layout" svg:x1="10.273cm" svg:y1="3.497cm" svg:x2="10.273cm" svg:y2="3.949cm">
          <text:p/>
        </draw:line>
        <draw:line draw:style-name="gr4" draw:text-style-name="P1" draw:layer="layout" svg:x1="10.273cm" svg:y1="2.009cm" svg:x2="10.273cm" svg:y2="2.461cm">
          <text:p/>
        </draw:line>
        <draw:line draw:style-name="gr4" draw:text-style-name="P1" draw:layer="layout" svg:x1="8.83cm" svg:y1="3.17cm" svg:x2="9.282cm" svg:y2="3.17cm">
          <text:p/>
        </draw:line>
        <draw:line draw:style-name="gr4" draw:text-style-name="P1" draw:layer="layout" svg:x1="9.35cm" svg:y1="1.444cm" svg:x2="8.898cm" svg:y2="1.444cm">
          <text:p/>
        </draw:line>
        <draw:line draw:style-name="gr4" draw:text-style-name="P1" draw:layer="layout" svg:x1="7.82cm" svg:y1="2.41cm" svg:x2="8.272cm" svg:y2="2.41cm">
          <text:p/>
        </draw:line>
        <draw:frame draw:style-name="gr5" draw:text-style-name="P1" draw:layer="layout" svg:width="0.431cm" svg:height="0.355cm" svg:x="10.36cm" svg:y="3.47cm">
          <draw:image xlink:href="Pictures/200000010000016800000129BC5E52E4.svm" xlink:type="simple" xlink:show="embed" xlink:actuate="onLoad">
            <text:p/>
          </draw:image>
        </draw:frame>
        <draw:line draw:style-name="gr4" draw:text-style-name="P1" draw:layer="layout" svg:x1="10.273cm" svg:y1="0.894cm" svg:x2="10.273cm" svg:y2="1.346cm">
          <text:p/>
        </draw:line>
        <draw:frame draw:style-name="gr2" draw:text-style-name="P1" draw:layer="layout" svg:width="0.37cm" svg:height="0.385cm" svg:x="3.289cm" svg:y="2.694cm">
          <draw:image xlink:href="Pictures/200000010000013500000142F0B7FDEC.svm" xlink:type="simple" xlink:show="embed" xlink:actuate="onLoad">
            <text:p/>
          </draw:image>
        </draw:frame>
        <draw:frame draw:style-name="gr3" draw:text-style-name="P1" draw:layer="layout" svg:width="0.38cm" svg:height="0.385cm" svg:x="4.599cm" svg:y="1.947cm">
          <draw:image xlink:href="Pictures/200000010000013E00000142AD549F85.svm" xlink:type="simple" xlink:show="embed" xlink:actuate="onLoad">
            <text:p/>
          </draw:image>
        </draw:frame>
        <draw:line draw:style-name="gr4" draw:text-style-name="P1" draw:layer="layout" svg:x1="4.695cm" svg:y1="3.537cm" svg:x2="4.695cm" svg:y2="3.989cm">
          <text:p/>
        </draw:line>
        <draw:line draw:style-name="gr4" draw:text-style-name="P1" draw:layer="layout" svg:x1="4.695cm" svg:y1="2.594cm" svg:x2="4.695cm" svg:y2="3.046cm">
          <text:p/>
        </draw:line>
        <draw:line draw:style-name="gr4" draw:text-style-name="P1" draw:layer="layout" svg:x1="3.5cm" svg:y1="3.584cm" svg:x2="3.952cm" svg:y2="3.584cm">
          <text:p/>
        </draw:line>
        <draw:line draw:style-name="gr4" draw:text-style-name="P1" draw:layer="layout" svg:x1="3.771cm" svg:y1="1.936cm" svg:x2="3.319cm" svg:y2="1.936cm">
          <text:p/>
        </draw:line>
        <draw:line draw:style-name="gr4" draw:text-style-name="P1" draw:layer="layout" svg:x1="2.692cm" svg:y1="2.659cm" svg:x2="2.24cm" svg:y2="2.659cm">
          <text:p/>
        </draw:line>
        <draw:line draw:style-name="gr4" draw:text-style-name="P1" draw:layer="layout" svg:x1="4.695cm" svg:y1="0.872cm" svg:x2="4.695cm" svg:y2="1.324cm">
          <text:p/>
        </draw:line>
        <draw:frame draw:style-name="gr5" draw:text-style-name="P1" draw:layer="layout" svg:width="0.431cm" svg:height="0.355cm" svg:x="4.823cm" svg:y="0.904cm">
          <draw:image xlink:href="Pictures/200000010000016800000129BC5E52E4.svm" xlink:type="simple" xlink:show="embed" xlink:actuate="onLoad">
            <text:p/>
          </draw:image>
        </draw:frame>
        <draw:frame draw:style-name="gr6" draw:text-style-name="P1" draw:layer="layout" svg:width="0.857cm" svg:height="0.948cm" svg:x="1.465cm" svg:y="1.559cm">
          <draw:image xlink:href="Pictures/20000001000002CB000003172E3624AD.svm" xlink:type="simple" xlink:show="embed" xlink:actuate="onLoad">
            <text:p/>
          </draw:image>
        </draw:frame>
        <draw:frame draw:style-name="gr7" draw:text-style-name="P1" draw:layer="layout" svg:width="0.887cm" svg:height="0.355cm" svg:x="10.36cm" svg:y="1.912cm">
          <draw:image xlink:href="Pictures/20000001000002E400000129F39CF19B.svm" xlink:type="simple" xlink:show="embed" xlink:actuate="onLoad">
            <text:p/>
          </draw:image>
        </draw:frame>
        <draw:frame draw:style-name="gr7" draw:text-style-name="P1" draw:layer="layout" svg:width="0.887cm" svg:height="0.355cm" svg:x="4.823cm" svg:y="2.6cm">
          <draw:image xlink:href="Pictures/20000001000002E400000129F39CF19B.svm" xlink:type="simple" xlink:show="embed" xlink:actuate="onLoad">
            <text:p/>
          </draw:image>
        </draw:frame>
        <draw:frame draw:style-name="gr8" draw:text-style-name="P1" draw:layer="layout" svg:width="1.156cm" svg:height="0.948cm" svg:x="8.493cm" svg:y="3.208cm">
          <draw:image xlink:href="Pictures/20000001000003C40000031789F2ECDC.svm" xlink:type="simple" xlink:show="embed" xlink:actuate="onLoad">
            <text:p/>
          </draw:image>
        </draw:frame>
        <draw:frame draw:style-name="gr6" draw:text-style-name="P1" draw:layer="layout" svg:width="0.857cm" svg:height="0.948cm" svg:x="7.426cm" svg:y="2.555cm">
          <draw:image xlink:href="Pictures/20000001000002CB000003172E3624AD.svm" xlink:type="simple" xlink:show="embed" xlink:actuate="onLoad">
            <text:p/>
          </draw:image>
        </draw:frame>
        <draw:frame draw:style-name="gr9" draw:text-style-name="P1" draw:layer="layout" svg:width="1.156cm" svg:height="0.948cm" svg:x="8.482cm" svg:y="0.335cm">
          <draw:image xlink:href="Pictures/20000001000003C400000317A272839C.svm" xlink:type="simple" xlink:show="embed" xlink:actuate="onLoad">
            <text:p/>
          </draw:image>
        </draw:frame>
        <draw:frame draw:style-name="gr8" draw:text-style-name="P1" draw:layer="layout" svg:width="1.156cm" svg:height="0.948cm" svg:x="2.894cm" svg:y="0.732cm">
          <draw:image xlink:href="Pictures/20000001000003C40000031789F2ECDC.svm" xlink:type="simple" xlink:show="embed" xlink:actuate="onLoad">
            <text:p/>
          </draw:image>
        </draw:frame>
        <draw:frame draw:style-name="gr10" draw:text-style-name="P1" draw:layer="layout" svg:width="1.156cm" svg:height="0.948cm" svg:x="3.23cm" svg:y="3.729cm">
          <draw:image xlink:href="Pictures/20000001000003C400000317A272839C.svm" xlink:type="simple" xlink:show="embed" xlink:actuate="onLoad">
            <text:p/>
          </draw:image>
        </draw:frame>
        <draw:frame draw:style-name="gr11" draw:text-style-name="P2" draw:layer="layout" svg:width="0.869cm" svg:height="0.916cm" svg:x="11.547cm" svg:y="3.742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11" draw:text-style-name="P2" draw:layer="layout" svg:width="1.132cm" svg:height="0.916cm" svg:x="1.286cm" svg:y="3.742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frame draw:style-name="gr12" draw:text-style-name="P1" draw:layer="layout" svg:width="0.866cm" svg:height="0.355cm" svg:x="10.36cm" svg:y="0.825cm">
          <draw:image xlink:href="Pictures/20000001000002D3000001297E9AE77F.svm" xlink:type="simple" xlink:show="embed" xlink:actuate="onLoad">
            <text:p/>
          </draw:image>
        </draw:frame>
        <draw:frame draw:style-name="gr12" draw:text-style-name="P1" draw:layer="layout" svg:width="0.866cm" svg:height="0.355cm" svg:x="4.823cm" svg:y="3.584cm">
          <draw:image xlink:href="Pictures/20000001000002D3000001297E9AE77F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6T12:13:35</meta:creation-date>
    <meta:editing-duration>PT22M36S</meta:editing-duration>
    <meta:editing-cycles>6</meta:editing-cycles>
    <meta:generator>LibreOffice/4.2.8.2$Linux_x86 LibreOffice_project/420m0$Build-2</meta:generator>
    <dc:title>kkkFigures</dc:title>
    <meta:initial-creator>kkk </meta:initial-creator>
    <dc:date>2017-03-27T19:54:58.456917775</dc:date>
    <meta:document-statistic meta:object-count="31"/>
    <meta:template xlink:type="simple" xlink:actuate="onRequest" xlink:title="kkkFigures" xlink:href="../../../../../.libreoffice/3/user/template/kkkFigures.otg" meta:date="2014-08-16T12:13:33"/>
  </office:meta>
</office:document-meta>
</file>